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Times, serif"/>
    <style:font-face style:name="Open Sans" svg:font-family="'Open Sans', Arial, 'Helvetica Neue', Helvetica, sans-serif"/>
    <style:font-face style:name="helvetica" svg:font-family="helvetica"/>
    <style:font-face style:name="DejaVu Sans2" svg:font-family="'DejaVu Sans'" style:font-family-generic="swiss"/>
    <style:font-face style:name="verdana" svg:font-family="verdana" style:font-family-generic="swiss"/>
    <style:font-face style:name="DejaVu Math TeX Gyre" svg:font-family="'DejaVu Math TeX Gyr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automatic-styles>
    <style:style style:name="P1" style:family="paragraph" style:parent-style-name="Standard">
      <style:text-properties fo:color="#ed1c24" style:text-underline-style="none"/>
    </style:style>
    <style:style style:name="P2" style:family="paragraph" style:parent-style-name="Standard">
      <style:text-properties fo:color="#ed1c24" style:text-underline-style="none" officeooo:paragraph-rsid="0008c7e5"/>
    </style:style>
    <style:style style:name="P3" style:family="paragraph" style:parent-style-name="Standard">
      <style:text-properties fo:color="#ed1c24" style:text-underline-style="none" officeooo:rsid="000a5c27" officeooo:paragraph-rsid="000a5c27"/>
    </style:style>
    <style:style style:name="P4" style:family="paragraph" style:parent-style-name="Standard">
      <style:text-properties style:text-underline-style="none"/>
    </style:style>
    <style:style style:name="P5" style:family="paragraph" style:parent-style-name="Standard">
      <style:text-properties fo:font-size="14pt" style:text-underline-style="solid" style:text-underline-width="auto" style:text-underline-color="font-color" style:font-size-asian="14pt" style:font-size-complex="14pt"/>
    </style:style>
    <style:style style:name="P6" style:family="paragraph" style:parent-style-name="Standard">
      <style:text-properties fo:font-size="14pt" style:text-underline-style="none" style:font-size-asian="14pt" style:font-size-complex="14pt"/>
    </style:style>
    <style:style style:name="P7" style:family="paragraph" style:parent-style-name="Standard">
      <style:text-properties fo:color="#000000" fo:font-size="14pt" style:text-underline-style="solid" style:text-underline-width="auto" style:text-underline-color="font-color" officeooo:rsid="000a5c27" officeooo:paragraph-rsid="000a5c27" style:font-size-asian="14pt" style:font-size-complex="14pt"/>
    </style:style>
    <style:style style:name="P8" style:family="paragraph" style:parent-style-name="Standard">
      <style:text-properties fo:color="#000000" fo:font-size="12pt" style:text-underline-style="none" fo:font-weight="bold" officeooo:rsid="000a5c27" officeooo:paragraph-rsid="000a5c27" style:font-size-asian="12pt" style:font-weight-asian="bold" style:font-size-complex="12pt" style:font-weight-complex="bold"/>
    </style:style>
    <style:style style:name="P9" style:family="paragraph" style:parent-style-name="Text_20_body">
      <style:text-properties style:text-underline-style="none"/>
    </style:style>
    <style:style style:name="P10" style:family="paragraph" style:parent-style-name="Text_20_body">
      <style:text-properties fo:font-size="14pt" style:text-underline-style="solid" style:text-underline-width="auto" style:text-underline-color="font-color" officeooo:rsid="00076939" officeooo:paragraph-rsid="00076939" style:font-size-asian="14pt" style:font-size-complex="14pt"/>
    </style:style>
    <style:style style:name="T1" style:family="text">
      <style:text-properties officeooo:rsid="00066313"/>
    </style:style>
    <style:style style:name="T2" style:family="text">
      <style:text-properties fo:color="#ed1c24" officeooo:rsid="00066313"/>
    </style:style>
    <style:style style:name="T3" style:family="text">
      <style:text-properties officeooo:rsid="00076939"/>
    </style:style>
    <style:style style:name="T4" style:family="text">
      <style:text-properties fo:font-weight="normal" style:font-weight-asian="normal" style:font-weight-complex="normal"/>
    </style:style>
    <style:style style:name="T5" style:family="text">
      <style:text-properties fo:font-weight="normal" officeooo:rsid="000b9525" style:font-weight-asian="normal" style:font-weight-complex="normal"/>
    </style:style>
    <style:style style:name="T6" style:family="text">
      <style:text-properties style:text-underline-style="none"/>
    </style:style>
    <style:style style:name="T7" style:family="text">
      <style:text-properties officeooo:rsid="0008c7e5"/>
    </style:style>
    <style:style style:name="T8" style:family="text">
      <style:text-properties fo:color="#ef413d" fo:font-weight="normal" officeooo:rsid="000b952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uguste &amp; Camille <text:span text:style-name="T7">Colle</text:span> with KU Leuven</text:p>
      <text:p text:style-name="P6"/>
      <text:p text:style-name="P4"/>
      <text:p text:style-name="P4">Two brothers, <text:span text:style-name="T1">an industrial engineer and a theoretical physicist sharing a passion for cycling and ice cream. They ride under the banner of KU Leuven where Auguste is employed. The KU Leuven has participated in</text:span><text:span text:style-name="T2"> (the) previous edition(s) of the Sun Trip.</text:span><text:span text:style-name="T1"> <text:s/>Camille cycled 3 months trough the USA in the summer of 2017 and picked up a passion for long distance touring.</text:span></text:p>
      <text:p text:style-name="P4"/>
      <text:p text:style-name="P4"/>
      <text:p text:style-name="P5">Official <text:span text:style-name="T3">sponsors</text:span></text:p>
      <text:p text:style-name="P5"/>
      <text:p text:style-name="P2">[copy-pasta <text:span text:style-name="T7">from</text:span> the website]</text:p>
      <text:p text:style-name="P4">KU Leuven is an institution for research and education with international appeal. All programmes at this University are based on the innovative research of its scientists and professors.</text:p>
      <text:p text:style-name="P4"/>
      <text:p text:style-name="P4">https://www.kuleuven.be</text:p>
      <text:p text:style-name="P4"/>
      <text:p text:style-name="P1">[copy-pasta <text:span text:style-name="T7">from</text:span> “about us” on the website]</text:p>
      <text:p text:style-name="P4">Trident Trikes is located in beautiful Lincolnton NC- about 45 miles NW of Charlotte. It is a small company, but it strives to be the best in design, innovation, and value in the Recumbent Trike industry, at the same time giving the best in personal customer service.</text:p>
      <text:p text:style-name="P4"/>
      <text:p text:style-name="Standard"><text:a xlink:type="simple" xlink:href="http://tridenttrikes.com/" text:style-name="Internet_20_link" text:visited-style-name="Visited_20_Internet_20_Link"><text:span text:style-name="T6">http://tridenttrikes.com/</text:span></text:a></text:p>
      <text:p text:style-name="P4"/>
      <text:p text:style-name="P1">[copy-pasta <text:span text:style-name="T7">from</text:span> “about us” on the website]</text:p>
      <text:p text:style-name="P4">Since 1985, SunPower has been leading global solar innovation. SunPower solar panels consistently deliver more energy and long-term peace of mind with the highest performing solar power systems available. SunPower is the solar energy choice of more homeowners and businesses around the world.</text:p>
      <text:p text:style-name="P4"/>
      <text:p text:style-name="P9"><text:a xlink:type="simple" xlink:href="https://us.sunpower.com/" text:style-name="Internet_20_link" text:visited-style-name="Visited_20_Internet_20_Link">https://us.sunpower.com</text:a></text:p>
      <text:p text:style-name="P9"/>
      <text:p text:style-name="P10">Solar bicycle</text:p>
      <text:p text:style-name="P4">The <text:span text:style-name="T7">Chameleon tandem trike from tridenttrikes is converted to an electric assisted trike and fitted with solar panels from SunPower. In the design process both efficiency and robustness are investigated in detail.</text:span></text:p>
      <text:p text:style-name="P3">[insert cad drawing (funny picture as well!!!?!!]</text:p>
      <text:p text:style-name="P3"/>
      <text:p text:style-name="P7">Some words of the adventurers</text:p>
      <text:p text:style-name="P7"/>
      <text:p text:style-name="P8">Auguste: <text:span text:style-name="T8">[insert here plez]</text:span></text:p>
      <text:p text:style-name="P7"/>
      <text:p text:style-name="P8"><text:soft-page-break/>Camille: <text:span text:style-name="T4">In march 2017 I finished my PhD in theoretical nuclear physics and took a much needed vacation. I decided to ride across the USA on my bicycle. The experience was unforgettable and resulted in a strong <text:s/>passion for cycling and long distance touring. </text:span><text:span text:style-name="T5">Not long after I returned from my 3 month cycling adventure I started dreaming about a next long distance tour.</text:span><text:span text:style-name="T4"> When the opportunity arose to participate in the SunTrip with my brother under the banner of the KU Leuven, where he works, I didn’t hesitate for a second. The foresight of cycling all the way to China greatly entices me and I am looking forward to embark on this epic adven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Georgia, Times, serif"/>
    <style:font-face style:name="Open Sans" svg:font-family="'Open Sans', Arial, 'Helvetica Neue', Helvetica, sans-serif"/>
    <style:font-face style:name="helvetica" svg:font-family="helvetica"/>
    <style:font-face style:name="DejaVu Sans2" svg:font-family="'DejaVu Sans'" style:font-family-generic="swiss"/>
    <style:font-face style:name="verdana" svg:font-family="verdana" style:font-family-generic="swiss"/>
    <style:font-face style:name="DejaVu Math TeX Gyre" svg:font-family="'DejaVu Math TeX Gyr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IPAMincho" style:font-size-asian="10.5pt" style:language-asian="ja" style:country-asian="JP"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IPAMincho" style:font-size-asian="10.5pt" style:language-asian="ja" style:country-asian="JP"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family-generic="swiss" style:font-pitch="variable" fo:font-size="12pt" style:text-underline-style="solid" style:text-underline-width="auto" style:text-underline-color="font-color" officeooo:rsid="0005e189"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IPAGothic" style:font-family-asian="IPAGothi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5:47:28.157677177</meta:creation-date>
    <dc:date>2017-11-29T16:48:18.962146905</dc:date>
    <meta:editing-duration>PT5M10S</meta:editing-duration>
    <meta:editing-cycles>2</meta:editing-cycles>
    <meta:generator>LibreOffice/5.4.3.2$Linux_X86_64 LibreOffice_project/40m0$Build-2</meta:generator>
    <meta:document-statistic meta:table-count="0" meta:image-count="0" meta:object-count="0" meta:page-count="2" meta:paragraph-count="18" meta:word-count="376" meta:character-count="2333" meta:non-whitespace-character-count="1973"/>
  </office:meta>
</office:document-meta>
</file>